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family-generic="modern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textarea-vertical-align="middle" fo:min-height="8.88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 style:list-style-name="L7">
      <style:graphic-properties fo:min-height="8.884cm"/>
      <style:paragraph-properties style:writing-mode="lr-tb"/>
    </style:style>
    <style:style style:name="pr6" style:family="presentation" style:parent-style-name="Default-outline1" style:list-style-name="L7">
      <style:graphic-properties fo:min-height="8.884cm"/>
      <style:paragraph-properties style:writing-mode="lr-tb"/>
    </style:style>
    <style:style style:name="pr7" style:family="presentation" style:parent-style-name="Default-outline1" style:list-style-name="L7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hyphenate="false" loext:hyphenation-no-caps="false"/>
    </style:style>
    <style:style style:name="P9" style:family="paragraph">
      <style:paragraph-properties fo:margin-top="0.5cm" fo:margin-bottom="0cm" style:text-autospace="none"/>
    </style:style>
    <style:style style:name="P10" style:family="paragraph">
      <style:paragraph-properties style:text-autospace="none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italic" fo:text-shadow="none" style:text-underline-style="none" fo:font-weight="normal" style:letter-kerning="true" fo:background-color="transparent" style:font-name-asian="Liberation Sans1" style:font-size-asian="20pt" style:font-style-asian="italic" style:font-weight-asian="normal" style:font-name-complex="Liberation San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italic" fo:text-shadow="none" style:text-underline-style="none" fo:font-weight="normal" style:letter-kerning="true" fo:background-color="transparent" style:font-name-asian="Noto Sans CJK SC1" style:font-size-asian="20pt" style:font-style-asian="italic" style:font-weight-asian="normal" style:font-name-complex="FreeSan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fo:color="#cc7832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fo:background-color="transparent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a9b7c6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fo:background-color="transparent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fo:background-color="transparent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c7832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9b7c6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c66d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9876aa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a9b7c6" loext:opacity="100%" style:text-outline="false" style:text-line-through-style="none" style:text-line-through-type="none" style:font-name="JetBrains Mono" fo:font-size="10pt" fo:font-style="italic" fo:text-shadow="none" style:text-underline-style="none" fo:font-weight="normal" style:letter-kerning="true" fo:background-color="transparent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ésolution de Sokoban</text:p>
          </draw:text-box>
        </draw:frame>
        <draw:frame draw:style-name="gr1" draw:text-style-name="P3" draw:layer="layout" svg:width="24.4cm" svg:height="9.134cm" svg:x="1.8cm" svg:y="4cm">
          <draw:text-box>
            <text:list text:style-name="L2">
              <text:list-item>
                <text:p text:style-name="P2"><text:span text:style-name="T1">Présentation du Sokoban (peu)</text:span></text:p>
              </text:list-item>
              <text:list-item>
                <text:p text:style-name="P2"><text:span text:style-name="T1">Concepts / Définitions (moyen)</text:span></text:p>
              </text:list-item>
              <text:list-item>
                <text:p text:style-name="P2"><text:span text:style-name="T1">BFS / DFS (peu)</text:span></text:p>
              </text:list-item>
              <text:list-item>
                <text:p text:style-name="P2"><text:span text:style-name="T1">Analyse statique (moyen)</text:span></text:p>
              </text:list-item>
              <text:list-item>
                <text:p text:style-name="P2"><text:span text:style-name="T1">Analyse dynamique (moyen)</text:span></text:p>
              </text:list-item>
              <text:list-item>
                <text:p text:style-name="P2"><text:span text:style-name="T2">¿ </text:span><text:span text:style-name="T3">FESS (beaucoup) ?</text:span></text:p>
              </text:list-item>
              <text:list-item>
                <text:p text:style-name="P2"><text:span text:style-name="T1">Résultat (moyen moins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e jeu du Sokoban (倉庫番)</text:p>
          </draw:text-box>
        </draw:frame>
        <draw:frame presentation:style-name="pr3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<text:span text:style-name="T4">Créé en 1980 par Hiroyuki Imabayashi</text:span></text:p>
              </text:list-item>
              <text:list-item>
                <text:p><text:span text:style-name="T4">倉庫番 </text:span><text:span text:style-name="T4">signifie « gardien d’entrepôt »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cepts / Définitions</text:p>
          </draw:text-box>
        </draw:frame>
        <draw:frame presentation:style-name="pr3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FS / DF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Recherche par force brute</text:p>
              </text:list-item>
              <text:list-item>
                <text:p text:style-name="P1">Partant de l’état initial :</text:p>
                <text:list>
                  <text:list-item>
                    <text:p text:style-name="P1">Pour chaque mouvement de caisse possible :</text:p>
                    <text:list>
                      <text:list-item>
                        <text:p text:style-name="P1">Générer l’état correspondant</text:p>
                      </text:list-item>
                      <text:list-item>
                        <text:p text:style-name="P1">État gagant ⇒ solution trouvée</text:p>
                      </text:list-item>
                      <text:list-item>
                        <text:p text:style-name="P1">Ajouter l’état à la <text:span text:style-name="T5">liste</text:span><text:span text:style-name="T6"> des états à trai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BFS / DF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Recherche par force brute</text:p>
              </text:list-item>
              <text:list-item>
                <text:p text:style-name="P1">Partant de l’état initial :</text:p>
                <text:list>
                  <text:list-item>
                    <text:p text:style-name="P1">Pour chaque mouvement de caisse possible :</text:p>
                    <text:list>
                      <text:list-item>
                        <text:p text:style-name="P1">Générer l’état correspondant</text:p>
                      </text:list-item>
                      <text:list-item>
                        <text:p text:style-name="P1">État gagant ⇒ solution trouvée</text:p>
                      </text:list-item>
                      <text:list-item>
                        <text:p text:style-name="P1">Ajouter l’état à la <text:span text:style-name="T5">liste</text:span><text:span text:style-name="T6"> des états à traiter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5">Liste </text:span><text:span text:style-name="T6">: pile (DFS) ou file (BFS)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nalyse statique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opriétés indépendantes de l’état</text:p>
              </text:list-item>
              <text:list-item>
                <text:p>Calculées en amont de la résolution</text:p>
              </text:list-item>
              <text:list-item>
                <text:p><text:span text:style-name="T6">Cases mortes </text:span><text:span text:style-name="T5">(dead positions)</text:span></text:p>
                <text:list>
                  <text:list-item>
                    <text:p><text:span text:style-name="T6">Caisse sur cette case ⇒ niveau insolvable</text:span></text:p>
                  </text:list-item>
                  <text:list-item>
                    <text:p><text:span text:style-name="T6">Comment les calculer 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nalyse statique</text:p>
          </draw:text-box>
        </draw:frame>
        <draw:frame presentation:style-name="pr6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incipe :</text:p>
                <text:list>
                  <text:list-item>
                    <text:p>Carte sans caisses</text:p>
                  </text:list-item>
                  <text:list-item>
                    <text:p>Marquer toute case vide comme morte</text:p>
                  </text:list-item>
                  <text:list-item>
                    <text:p>Pour chaque objectif :</text:p>
                    <text:list>
                      <text:list-item>
                        <text:p>Mettre un caisse dessus</text:p>
                      </text:list-item>
                      <text:list-item>
                        <text:p>La <text:span text:style-name="T7">tirer</text:span><text:span text:style-name="T8"> dans toutes directions possibles</text:span></text:p>
                      </text:list-item>
                      <text:list-item>
                        <text:p><text:span text:style-name="T8">Marquer chaque case visitée comme non-mor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4" draw:text-style-name="P1" draw:layer="layout" svg:width="25.199cm" svg:height="2.629cm" svg:x="1.4cm" svg:y="0.628cm" presentation:class="title">
          <draw:text-box>
            <text:p>Analyse statique</text:p>
          </draw:text-box>
        </draw:frame>
        <draw:frame presentation:style-name="pr7" draw:text-style-name="P8" draw:layer="layout" svg:width="12.297cm" svg:height="9.134cm" svg:x="1.4cm" svg:y="3.685cm" presentation:class="outline">
          <draw:text-box>
            <text:list text:style-name="L5">
              <text:list-item>
                <text:p text:style-name="P9"><text:span text:style-name="T9">public void </text:span><text:span text:style-name="T10">computeDeadTiles() {</text:span><text:span text:style-name="T10"><text:line-break/></text:span><text:span text:style-name="T10"> <text:s text:c="3"/></text:span><text:span text:style-name="T11">// reset</text:span><text:span text:style-name="T11"><text:line-break/></text:span><text:span text:style-name="T11"> <text:s text:c="3"/></text:span><text:span text:style-name="T10">forEach(tile -&gt; tile.setDeadTile(</text:span><text:span text:style-name="T9">true</text:span><text:span text:style-name="T10">))</text:span><text:span text:style-name="T9">;</text:span><text:span text:style-name="T9"><text:line-break/></text:span><text:span text:style-name="T9"><text:line-break/></text:span><text:span text:style-name="T9"> <text:s text:c="3"/></text:span><text:span text:style-name="T11">// loop</text:span><text:span text:style-name="T11"><text:line-break/></text:span><text:span text:style-name="T11"> <text:s text:c="3"/></text:span><text:span text:style-name="T10">forEach((tile) -&gt; {</text:span><text:span text:style-name="T10"><text:line-break/></text:span><text:span text:style-name="T10"> <text:s text:c="7"/></text:span><text:span text:style-name="T9">if </text:span><text:span text:style-name="T10">(!tile.isDeadTile()) {</text:span><text:span text:style-name="T10"><text:line-break/></text:span><text:span text:style-name="T10"> <text:s text:c="11"/></text:span><text:span text:style-name="T9">return;</text:span><text:span text:style-name="T9"><text:line-break/></text:span><text:span text:style-name="T9"> <text:s text:c="7"/></text:span><text:span text:style-name="T10">}</text:span><text:span text:style-name="T10"><text:line-break/></text:span><text:span text:style-name="T10"><text:line-break/></text:span><text:span text:style-name="T10"> <text:s text:c="7"/></text:span><text:span text:style-name="T9">if </text:span><text:span text:style-name="T10">(tile.anyCrate()) {</text:span><text:span text:style-name="T10"><text:line-break/></text:span><text:span text:style-name="T10"> <text:s text:c="11"/>tile.setDeadTile(</text:span><text:span text:style-name="T9">true</text:span><text:span text:style-name="T10">)</text:span><text:span text:style-name="T9">;</text:span><text:span text:style-name="T9"><text:line-break/></text:span><text:span text:style-name="T9"> <text:s text:c="11"/>return;</text:span><text:span text:style-name="T9"><text:line-break/></text:span><text:span text:style-name="T9"> <text:s text:c="7"/></text:span><text:span text:style-name="T10">}</text:span><text:span text:style-name="T10"><text:line-break/></text:span><text:span text:style-name="T10"><text:line-break/></text:span><text:span text:style-name="T10"> <text:s text:c="7"/></text:span><text:span text:style-name="T9">if </text:span><text:span text:style-name="T10">(!tile.isTarget()) {</text:span><text:span text:style-name="T10"><text:line-break/></text:span><text:span text:style-name="T10"> <text:s text:c="11"/></text:span><text:span text:style-name="T9">return;</text:span><text:span text:style-name="T9"><text:line-break/></text:span><text:span text:style-name="T9"> <text:s text:c="7"/></text:span><text:span text:style-name="T10">}</text:span><text:span text:style-name="T10"><text:line-break/></text:span><text:span text:style-name="T10"><text:line-break/></text:span><text:span text:style-name="T10"> <text:s text:c="7"/>findNonDeadCases(tile</text:span><text:span text:style-name="T9">, null</text:span><text:span text:style-name="T10">)</text:span><text:span text:style-name="T9">;</text:span><text:span text:style-name="T9"><text:line-break/></text:span><text:span text:style-name="T9"> <text:s text:c="3"/></text:span><text:span text:style-name="T10">})</text:span><text:span text:style-name="T9">;</text:span><text:span text:style-name="T9"><text:line-break/></text:span><text:span text:style-name="T10">}</text:span><text:span text:style-name="T10"><text:line-break/></text:span><text:span text:style-name="T10"/></text:p>
              </text:list-item>
            </text:list>
          </draw:text-box>
        </draw:frame>
        <draw:frame presentation:style-name="pr3" draw:layer="layout" svg:width="12.297cm" svg:height="9.134cm" svg:x="14.313cm" svg:y="3.685cm" presentation:class="outline">
          <draw:text-box>
            <text:list text:style-name="L6">
              <text:list-item>
                <text:p text:style-name="P9"><text:span text:style-name="T12">private void </text:span><text:span text:style-name="T13">findNonDeadCases(TileInfo tile</text:span><text:span text:style-name="T12">, </text:span><text:span text:style-name="T13">Direction lastDir) {</text:span><text:span text:style-name="T13"><text:line-break/></text:span><text:span text:style-name="T13"> <text:s text:c="3"/>tile.setDeadTile(</text:span><text:span text:style-name="T12">false</text:span><text:span text:style-name="T13">)</text:span><text:span text:style-name="T12">;</text:span><text:span text:style-name="T12"><text:line-break/></text:span><text:span text:style-name="T12"> <text:s text:c="3"/>for </text:span><text:span text:style-name="T13">(Direction d : Direction.values()) {</text:span><text:span text:style-name="T13"><text:line-break/></text:span><text:span text:style-name="T13"> <text:s text:c="7"/></text:span><text:span text:style-name="T12">if </text:span><text:span text:style-name="T13">(d == lastDir) { </text:span><text:span text:style-name="T14">// do not go backwards</text:span><text:span text:style-name="T14"><text:line-break/></text:span><text:span text:style-name="T14"> <text:s text:c="11"/></text:span><text:span text:style-name="T12">continue;</text:span><text:span text:style-name="T12"><text:line-break/></text:span><text:span text:style-name="T12"> <text:s text:c="7"/></text:span><text:span text:style-name="T13">}</text:span><text:span text:style-name="T13"><text:line-break/></text:span><text:span text:style-name="T13"><text:line-break/></text:span><text:span text:style-name="T13"> <text:s text:c="7"/></text:span><text:span text:style-name="T12">final int </text:span><text:span text:style-name="T13">nextX = tile.getX() + d.dirX()</text:span><text:span text:style-name="T12">;</text:span><text:span text:style-name="T12"><text:line-break/></text:span><text:span text:style-name="T12"> <text:s text:c="7"/>final int </text:span><text:span text:style-name="T13">nextY = tile.getY() + d.dirY()</text:span><text:span text:style-name="T12">;</text:span><text:span text:style-name="T12"><text:line-break/></text:span><text:span text:style-name="T12"> <text:s text:c="7"/>final int </text:span><text:span text:style-name="T13">nextNextX = nextX + d.dirX()</text:span><text:span text:style-name="T12">;</text:span><text:span text:style-name="T12"><text:line-break/></text:span><text:span text:style-name="T12"> <text:s text:c="7"/>final int </text:span><text:span text:style-name="T13">nextNextY = nextY + d.dirY()</text:span><text:span text:style-name="T12">;</text:span><text:span text:style-name="T12"><text:line-break/></text:span><text:span text:style-name="T12"><text:line-break/></text:span><text:span text:style-name="T12"> <text:s text:c="7"/>if </text:span><text:span text:style-name="T13">(getAt(nextX</text:span><text:span text:style-name="T12">, </text:span><text:span text:style-name="T13">nextY).isDeadTile() <text:s text:c="3"/></text:span><text:span text:style-name="T14">// avoids to check already processed cases</text:span><text:span text:style-name="T14"><text:line-break/></text:span><text:span text:style-name="T14"> <text:s text:c="15"/></text:span><text:span text:style-name="T13">&amp;&amp; isTileEmpty(nextX</text:span><text:span text:style-name="T12">, </text:span><text:span text:style-name="T13">nextY)</text:span><text:span text:style-name="T13"><text:line-break/></text:span><text:span text:style-name="T13"> <text:s text:c="15"/>&amp;&amp; isTileEmpty(nextNextX</text:span><text:span text:style-name="T12">, </text:span><text:span text:style-name="T13">nextNextY)) {</text:span><text:span text:style-name="T13"><text:line-break/></text:span><text:span text:style-name="T13"> <text:s text:c="11"/>findNonDeadCases(getAt(nextX</text:span><text:span text:style-name="T12">, </text:span><text:span text:style-name="T13">nextY)</text:span><text:span text:style-name="T12">, </text:span><text:span text:style-name="T13">d.negate())</text:span><text:span text:style-name="T12">;</text:span><text:span text:style-name="T12"><text:line-break/></text:span><text:span text:style-name="T12"> <text:s text:c="7"/></text:span><text:span text:style-name="T13">}</text:span><text:span text:style-name="T13"><text:line-break/></text:span><text:span text:style-name="T13"> <text:s text:c="3"/>}</text:span><text:span text:style-name="T13"><text:line-break/></text:span><text:span text:style-name="T13">}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nalyse dynamique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Propriétés spécifiques à chaque état</text:p>
                <text:list>
                  <text:list-item>
                    <text:p text:style-name="P1">Calculées à chaque nouvel état</text:p>
                  </text:list-item>
                </text:list>
              </text:list-item>
              <text:list-item>
                <text:p text:style-name="P1">Exemples :</text:p>
                <text:list>
                  <text:list-item>
                    <text:p text:style-name="P1">Position <text:span text:style-name="T5">normalisée</text:span><text:span text:style-name="T6"> du joueur</text:span></text:p>
                  </text:list-item>
                  <text:list-item>
                    <text:p text:style-name="P1"><text:span text:style-name="T6">Cases atteignables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nalyse dynamique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<text:span text:style-name="T6">Calcul :</text:span></text:p>
                <text:list>
                  <text:list-item>
                    <text:p text:style-name="P1"><text:span text:style-name="T6">Marquer toute case comme non-atteignable</text:span></text:p>
                  </text:list-item>
                  <text:list-item>
                    <text:p text:style-name="P1"><text:span text:style-name="T6">En partant de la case où est le joueur :</text:span></text:p>
                    <text:list>
                      <text:list-item>
                        <text:p text:style-name="P1"><text:span text:style-name="T6">Pour chaque case adjacente vide :</text:span></text:p>
                        <text:list>
                          <text:list-item>
                            <text:p text:style-name="P1"><text:span text:style-name="T6">La marquer comme atteignable</text:span></text:p>
                          </text:list-item>
                          <text:list-item>
                            <text:p text:style-name="P1"><text:span text:style-name="T6">Appel récursif sur cette ca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nalyse dynamique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p text:style-name="P10"><text:span text:style-name="T12">protected void </text:span><text:span text:style-name="T15">findReachableCases</text:span><text:span text:style-name="T13">(</text:span><text:span text:style-name="T12">int </text:span><text:span text:style-name="T13">playerPos) {</text:span><text:span text:style-name="T13"><text:line-break/></text:span><text:span text:style-name="T13"> <text:s text:c="3"/></text:span><text:span text:style-name="T16">reachableMarkSystem</text:span><text:span text:style-name="T13">.unmarkAll()</text:span><text:span text:style-name="T12">;</text:span><text:span text:style-name="T12"><text:line-break/></text:span><text:span text:style-name="T12"> <text:s text:c="3"/></text:span><text:span text:style-name="T13">findReachableCases_aux(getAt(playerPos))</text:span><text:span text:style-name="T12">;</text:span><text:span text:style-name="T12"><text:line-break/></text:span><text:span text:style-name="T13">}</text:span><text:span text:style-name="T13"><text:line-break/></text:span><text:span text:style-name="T13"><text:line-break/></text:span><text:span text:style-name="T12">private void </text:span><text:span text:style-name="T15">findReachableCases_aux</text:span><text:span text:style-name="T13">(TileInfo tile) {</text:span><text:span text:style-name="T13"><text:line-break/></text:span><text:span text:style-name="T13"> <text:s text:c="3"/>tile.setReachable(</text:span><text:span text:style-name="T12">true</text:span><text:span text:style-name="T13">)</text:span><text:span text:style-name="T12">;</text:span><text:span text:style-name="T12"><text:line-break/></text:span><text:span text:style-name="T12"> <text:s text:c="3"/>for </text:span><text:span text:style-name="T13">(Direction d : Direction.</text:span><text:span text:style-name="T17">values</text:span><text:span text:style-name="T13">()) {</text:span><text:span text:style-name="T13"><text:line-break/></text:span><text:span text:style-name="T13"> <text:s text:c="7"/>TileInfo adjacent = tile.adjacent(d)</text:span><text:span text:style-name="T12">;</text:span><text:span text:style-name="T12"><text:line-break/></text:span><text:span text:style-name="T12"><text:line-break/></text:span><text:span text:style-name="T12"> <text:s text:c="7"/></text:span><text:span text:style-name="T14">// the second part of the condition avoids to check already processed cases</text:span><text:span text:style-name="T14"><text:line-break/></text:span><text:span text:style-name="T14"> <text:s text:c="7"/></text:span><text:span text:style-name="T12">if </text:span><text:span text:style-name="T13">(!adjacent.isSolid() &amp;&amp; !adjacent.isReachable()) {</text:span><text:span text:style-name="T13"><text:line-break/></text:span><text:span text:style-name="T13"> <text:s text:c="11"/>findReachableCases_aux(adjacent)</text:span><text:span text:style-name="T12">;</text:span><text:span text:style-name="T12"><text:line-break/></text:span><text:span text:style-name="T12"> <text:s text:c="7"/></text:span><text:span text:style-name="T13">}</text:span><text:span text:style-name="T13"><text:line-break/></text:span><text:span text:style-name="T13"> <text:s text:c="3"/>}</text:span><text:span text:style-name="T13"><text:line-break/></text:span><text:span text:style-name="T13">}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ur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<text:a xlink:href="http://www.sokobano.de/wiki/index.php?title=How_to_detect_deadlocks#Detecting_simple_deadlocks" xlink:type="simple">www.sokobano.de</text:a><text:s/><text:span text:style-name="T5">(dead positions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family-generic="modern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8" draw:layer="backgroundobjects" svg:width="6.523cm" svg:height="1.085cm" svg:x="1.4cm" svg:y="14.348cm" presentation:class="date-time">
        <draw:text-box>
          <text:p text:style-name="MP7"><presentation:date-time/></text:p>
        </draw:text-box>
      </draw:frame>
      <draw:frame presentation:style-name="Mpr1" draw:text-style-name="MP10" draw:layer="backgroundobjects" svg:width="8.875cm" svg:height="1.085cm" svg:x="9.576cm" svg:y="14.348cm" presentation:class="footer">
        <draw:text-box>
          <text:p text:style-name="MP9"><presentation:footer/></text:p>
        </draw:text-box>
      </draw:frame>
      <draw:frame presentation:style-name="Mpr1" draw:text-style-name="MP12" draw:layer="backgroundobjects" svg:width="6.523cm" svg:height="1.085cm" svg:x="20.076cm" svg:y="14.348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8" draw:layer="backgroundobjects" svg:width="9.113cm" svg:height="1.484cm" svg:x="0cm" svg:y="0cm" presentation:class="header">
          <draw:text-box>
            <text:p text:style-name="MP7"><presentation:header/></text:p>
          </draw:text-box>
        </draw:frame>
        <draw:frame presentation:style-name="Mpr2" draw:text-style-name="MP12" draw:layer="backgroundobjects" svg:width="9.113cm" svg:height="1.484cm" svg:x="11.886cm" svg:y="0cm" presentation:class="date-time">
          <draw:text-box>
            <text:p text:style-name="MP11"><presentation:date-time/></text:p>
          </draw:text-box>
        </draw:frame>
        <draw:frame presentation:style-name="Mpr3" draw:text-style-name="MP8" draw:layer="backgroundobjects" svg:width="9.113cm" svg:height="1.484cm" svg:x="0cm" svg:y="28.215cm" presentation:class="footer">
          <draw:text-box>
            <text:p text:style-name="MP7"><presentation:footer/></text:p>
          </draw:text-box>
        </draw:frame>
        <draw:frame presentation:style-name="Mpr3" draw:text-style-name="MP12" draw:layer="backgroundobjects" svg:width="9.113cm" svg:height="1.484cm" svg:x="11.886cm" svg:y="28.215cm" presentation:class="page-number">
          <draw:text-box>
            <text:p text:style-name="MP11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8T15:15:50.214280828</meta:creation-date>
    <dc:date>2022-11-05T16:15:46.706824867</dc:date>
    <meta:editing-duration>PT1H43M9S</meta:editing-duration>
    <meta:editing-cycles>23</meta:editing-cycles>
    <meta:generator>LibreOffice/7.2.5.2$Linux_X86_64 LibreOffice_project/499f9727c189e6ef3471021d6132d4c694f357e5</meta:generator>
    <meta:document-statistic meta:object-count="81"/>
  </office:meta>
</office:document-meta>
</file>